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i" svg:font-family="Ani" style:font-pitch="variable"/>
    <style:font-face style:name="Bitstream Vera Serif" svg:font-family="'Bitstream Vera Serif'" style:font-family-generic="roman"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mmi10" svg:font-family="cmmi10" style:font-pitch="variable"/>
    <style:font-face style:name="eufm10" svg:font-family="eufm10" style:font-pitch="variable"/>
  </office:font-face-decls>
  <office:automatic-styles>
    <style:style style:name="P1" style:family="paragraph" style:parent-style-name="Standard">
      <style:text-properties officeooo:paragraph-rsid="00060ca8"/>
    </style:style>
    <style:style style:name="P2" style:family="paragraph" style:parent-style-name="Standard">
      <style:text-properties officeooo:paragraph-rsid="0006b41f"/>
    </style:style>
    <style:style style:name="P3" style:family="paragraph" style:parent-style-name="Standard" style:list-style-name="L1">
      <style:text-properties officeooo:paragraph-rsid="0006b41f"/>
    </style:style>
    <style:style style:name="P4" style:family="paragraph" style:parent-style-name="Standard">
      <style:text-properties fo:font-size="24pt" officeooo:paragraph-rsid="00060ca8" style:font-size-asian="24pt" style:font-size-complex="24pt"/>
    </style:style>
    <style:style style:name="P5" style:family="paragraph" style:parent-style-name="Standard">
      <style:text-properties fo:font-size="24pt" officeooo:rsid="00078c87" officeooo:paragraph-rsid="00078c87" style:font-size-asian="24pt" style:font-size-complex="24pt"/>
    </style:style>
    <style:style style:name="P6" style:family="paragraph" style:parent-style-name="Standard">
      <style:text-properties style:font-name="Bitstream Vera Serif" fo:font-size="16pt" officeooo:rsid="00078c87" officeooo:paragraph-rsid="00078c87" style:font-size-asian="16pt" style:font-size-complex="16pt"/>
    </style:style>
    <style:style style:name="T1" style:family="text">
      <style:text-properties officeooo:rsid="00060ca8"/>
    </style:style>
    <style:style style:name="T2" style:family="text">
      <style:text-properties officeooo:rsid="0006b41f"/>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Wojciech Moszczyńsk</text:span>i</text:p>
      <text:p text:style-name="P5"/>
      <text:p text:style-name="P4">ANALIZA ODEJŚĆ KLIENTÓW SKLEPU INTERNETOWEGO <text:s/></text:p>
      <text:p text:style-name="P1"/>
      <text:p text:style-name="P1">Nadchodzą trudne czasy, zbliża się bliżej nieokreślony kryzys ekonomiczny. Jego objawy można zaobserwować spadkiem zasobności portfeli klientów. Wraz ze zmniejszonym wolumenem sprzedaży podąża spadek przychodów i zysków. Spadek obrotów dotyczy zarówno sprzedaży detalicznej jak i sprzedaży internetowej. Klienci będą kupowali mniej, <text:span text:style-name="T1">lecz</text:span> wciąż <text:span text:style-name="T1">mamy nadzieję, że</text:span> będą przychodzili do naszego sklepu. Najgorsza sytuacja będzie wtedy, kiedy klienci stopniowo zaczną opuszczać nasz<text:span text:style-name="T1">e</text:span> sklep<text:span text:style-name="T1">y</text:span>, zarówno te internetow<text:span text:style-name="T1">e</text:span> jaki <text:span text:style-name="T1">i </text:span>te <text:span text:style-name="T1">detaliczne</text:span>. Sytuacja taka jest najbardziej niebezpieczna dla utrzymania firmy. Szczególnie gdy chodzi o firmy prowadzące sprzedaż w Internecie. Klient, który raz opuści portal internetowy raczej do niego nie wróci. W przypadku sklepów detalicznych klienci wykazują większą tendencję do powrot<text:span text:style-name="T2">ów</text:span>. Dlatego w przypadku firm e-commerce konieczne jest stworzenie systemów retencji klientów.</text:p>
      <text:p text:style-name="P1"/>
      <text:p text:style-name="Standard">ANALIZA CHURN</text:p>
      <text:p text:style-name="Standard"/>
      <text:p text:style-name="P1">Analiza CHURN <text:span text:style-name="T1">jest </text:span>nazwa<text:span text:style-name="T1">na po polsku</text:span> analiz<text:span text:style-name="T1">ą</text:span> rezygnacji. Analiza ta koncentruje się na śledzeniu odejść klientów ze sklepu internetowego. <text:span text:style-name="T1">B</text:span>ada tempo w jakim klienci opuszczają sklep, <text:span text:style-name="T1">mierzy </text:span><text:s/>wielkość utraconych przychodów i próbuję znaleźć powody tak<text:span text:style-name="T1">iego</text:span> z<text:span text:style-name="T1">jawiska</text:span>. Rezygnację klientów są bardzo kosztowne, ponieważ są równoznaczne z kosztami pozyskania nowych klientów. W miejscu klientów, którzy odeszli muszą pojawić się nowi klienci, w przeciwnym wypadku pojawi się utrata przychodów, wzrost udziału kosztów stałych i zagrożenie <text:span text:style-name="T2">spadku </text:span>rentowności dla sklepu internetowego. Dlatego tak ważne jest zrozumienie przyczyn rezygnacji klientów. Przyczyny te mogą być zidentyfikowane dzięki zaawansowanym metod statystyczny<text:span text:style-name="T2">ch</text:span> i ekonometryczny<text:span text:style-name="T2">ch</text:span>.</text:p>
      <text:p text:style-name="Standard"/>
      <text:p text:style-name="P1">PRZYCZYNY ODEJŚĆ KLIENTÓW ZE SKLEPU INTERNETOWEGO</text:p>
      <text:p text:style-name="P1"><text:s text:c="2"/></text:p>
      <text:p text:style-name="P2">Pierwszym objawem <text:span text:style-name="T1">stopniowego </text:span>odejścia klienta może być <text:span text:style-name="T1">spadek</text:span> częstotliwości dokonywanych przez niego zakupów. Jeżeli klient przez dłuższy okres czasu kupował w naszym sklepie internetowym regularnie, co tydzień i nagle zaczął kupować raz w miesiącu <text:span text:style-name="T2">to</text:span> jest to pierwszy objaw odejścia klienta. Innym objawem może być czas, który upłynął od ostatniej wizyty. <text:span text:style-name="T1">Pewnych w</text:span>skazówek udziela nam również <text:span text:style-name="T1">informacja o </text:span>sum<text:span text:style-name="T1">ie</text:span> jaką klient wydał w ostatnim czasie w naszym sklepie. Jeżeli suma <text:span text:style-name="T1">ta</text:span> zmniejszyła się istotnie, możemy przypuszczać, że klient nie kupuje wszystkich zakupów w naszym sklepie lecz część zakupów, <text:s/><text:span text:style-name="T2">zaczął realizować</text:span> w <text:span text:style-name="T2">konkurencyjnych </text:span>sklep<text:span text:style-name="T2">ach</text:span>. Aby obserwować zjawisko odejścia klientów należy wprowadzić analizę RFM <text:span text:style-name="T2">(Recency, Frequency, Monetary)</text:span>. Analiza ta związana jest z pomiarem częstotliwości zakupów , czasem ostatniego zakupu oraz pomiarem wartości dokonywanych zakupów.</text:p>
      <text:p text:style-name="P2">Analiza RFM polega na przyporządkowywanie do konkretnych klientów określonych cech w pewnych wcześniej zdefiniowanych zakresach. Tak więc każdy z klientów będzie charakteryzował się przypisanymi do siebie <text:span text:style-name="T1">pogrupowanymi w przedziałach klasyfikacyjnych </text:span>cechami. W przypadku <text:span text:style-name="T2">średniej </text:span>sumy wydatków byłyby <text:span text:style-name="T1">na przykład</text:span> trzy klasy: „klient wydający miesięcznie do 500 zł”, „klient wydający od 500 do 1000 zł miesięcznie” oraz „klient wydający więcej niż 1000 zł miesięcznie”. Losowy klient mógłby być scharakteryzowany jako: </text:p>
      <text:list text:style-name="L1">
        <text:list-item>
          <text:p text:style-name="P3"><text:span text:style-name="T2">Monetary: </text:span>„klient wydający do 500 zł miesięcznie”, </text:p>
        </text:list-item>
        <text:list-item>
          <text:p text:style-name="P3"><text:span text:style-name="T2">Frequency: </text:span>„odwiedzający sklep internetowy raz na dwa tygodnie”, </text:p>
        </text:list-item>
        <text:list-item>
          <text:p text:style-name="P3"><text:span text:style-name="T2">Recency: </text:span>„<text:span text:style-name="T1">klient, który </text:span>odwiedził sklep ostatnio od 6 <text:span text:style-name="T2">do </text:span>10 dni temu”. </text:p>
          <text:p text:style-name="P3"/>
        </text:list-item>
      </text:list>
      <text:p text:style-name="P2"><text:soft-page-break/>Analiza RFM powinna być prowadzona <text:span text:style-name="T1">z wysoką częstotliwością,</text:span> tak aby zaobserwować klientów, którzy zmienili swoją klasę, <text:span text:style-name="T2">typową dla siebie charaktyerystykę</text:span>. Informacja o tym, że klient zmniejszył częstotliwość odwiedzania sklepu lub istotnie ograniczył średnią wartość zakupów w tygodniu może być kluczowa do podjęcia działań prewencyjnych mających na celu zatrzymanie odejścia klienta.</text:p>
      <text:p text:style-name="Standard"/>
      <text:p text:style-name="P1">IDENTYFIKACJA POWODÓW ODEJŚĆ KLIENTÓW </text:p>
      <text:p text:style-name="P1"/>
      <text:p text:style-name="P1">Zidentyfikowanie prawdziwych powodów odejścia klientów może być bardzo trudnym zadaniem. Nie tylko trudnym ze względu na konieczność zastosowania wyrafinowanych metod statystycznych i ekonometrycznych, ale również z powodu <text:span text:style-name="T1">konieczności zastosowania bardziej zaawansowanych baz danych niż zwykł</text:span><text:span text:style-name="T2">e</text:span><text:span text:style-name="T1"> </text:span>rejestr<text:span text:style-name="T2">y</text:span> sprzedaży oraz statyczn<text:span text:style-name="T2">e</text:span> baz<text:span text:style-name="T2">y</text:span> cech klientów. Powody <text:span text:style-name="T1">wzrostu skali </text:span>odejść klientów mogą być różne. Może to być słabe dopasowanie asortymentu towarów do potrzeb klienta. Wykrycie takiej zależności na podstawie <text:span text:style-name="T1">samego </text:span>rejestru sprzedaży jest bardzo trudne albo niemożliwe. Powodem mogą być zbyt wysokie ceny, brak promocji <text:span text:style-name="T1">lub zbyt częste promocje</text:span>. Powodem odejścia klientów <text:span text:style-name="T1">może być</text:span> <text:span text:style-name="T1">też </text:span>brak właściwej funkcjonalność strony. W tym ostatnim przypadku zidentyfikowanie problemu jest stosunkowo proste. Jeżeli obserwujemy odejścia klientów <text:span text:style-name="T1">i mamy podejrzenia, że przyczyną tego zjawiska jest </text:span>ostatni<text:span text:style-name="T1">a</text:span> modernizacj<text:span text:style-name="T1">a</text:span> funkcjonalności strony możemy przeprowadzić test AB, który <text:span text:style-name="T2">wyjaśni sytuację</text:span>. Wreszcie powodem odejścia klientów może być aktywne działania konkurencyjnych sklepów internetowych. Identyfikacja każdego z powodów odejścia klientów wymaga zastosowania odmiennych metod.</text:p>
      <text:p text:style-name="Standard"/>
      <text:p text:style-name="P1">ANALIZA DECYZJI ZAKUPOWYCH KLIENTÓW</text:p>
      <text:p text:style-name="P1"/>
      <text:p text:style-name="P1">Jednym z częstych powodów odejścia ze sklepów internetowych jest brak odpowiednich cen lub odpowiedniej oferty. Zwykły rejestr sprzedaży sklepu internetowego zawiera wszystkie <text:span text:style-name="T1">transakcje</text:span>, które zostały dokonane. Taki rejestr nie zawiera informacji o tym, że klient wszedł do sklepu i wyszedł nic nie kupując. Aby dowiedzieć się czy klient chciał kupić poznał cenę i <text:span text:style-name="T1">odstąpił od transakcji,</text:span> musimy mieć rejestr wejść klientów do sklepu oraz historię poruszania się klienta po sklepie internetowym. Większość klientów ma określone zwyczaje poruszania się po sklepie internetowym. Jeżeli historycznie klient zawsze wchodził do określonego działu i przeglądał konkretny asortyment <text:span text:style-name="T1">co kończyło się </text:span>zakup<text:span text:style-name="T1">em</text:span>, a obecnie <text:span text:style-name="T1">klient ten już nie </text:span>kup<text:span text:style-name="T1">uje, może to</text:span> oznacza<text:span text:style-name="T1">ć,</text:span> że cena lub asortyment nie są <text:span text:style-name="T1">już </text:span>odpowiednie dlatego klienta. <text:span text:style-name="T1">Analizując</text:span> historię przeglądania można zbadać jaki jest poziom wrażliwości każdego indywidualnego klienta na zmiany cen, na promocje, <text:span text:style-name="T1">brak promocji</text:span> <text:span text:style-name="T1">lub</text:span> na brak asortymentu.</text:p>
      <text:p text:style-name="Standard"/>
      <text:p text:style-name="Standard"/>
      <text:p text:style-name="P1">ANALIZA SURVIVAL TEST </text:p>
      <text:p text:style-name="P1"/>
      <text:p text:style-name="P1"><text:span text:style-name="T1">A</text:span>naliza ta została <text:span text:style-name="T1">wynaleziona </text:span>aby zbadać <text:span text:style-name="T1">poziom</text:span> przeżywalnoś<text:span text:style-name="T1">ci</text:span> pacjentów poddanych różnym terapią leczniczym. Na przykład osoby chore na gruźlicę mogły być poddane czterem różnym terapiom. <text:span text:style-name="T1">N</text:span>a podstawie <text:span text:style-name="T1">wyników </text:span>analizy survival test <text:span text:style-name="T1">można było określić średni czas prawdopodobnego przeżycia pacjentów </text:span><text:span text:style-name="T2">dla każdej z zastosowanych terapii</text:span>. Analizę survival t<text:span text:style-name="T1">est</text:span> stosuje się z powodzeniem prz<text:span text:style-name="T1">y a</text:span>nalizie zachowań klientów. Wprowadzenie kart lojalnościow<text:span text:style-name="T1">ych,</text:span> bonusów, indywidualnych promocji oraz udziału w konkursach może istotnie przyczynić się do zwiększenia retencji klientów. Analiza su<text:span text:style-name="T1">rvival</text:span> test potrafi precyzyjnie określić efektywność poszczególnych metod mających na celu utrzymanie klientów w sklepie internetowym.</text:p>
      <text:p text:style-name="Standard"/>
      <text:p text:style-name="P1">PODSUMOWANIE</text:p>
      <text:p text:style-name="P1"/>
      <text:p text:style-name="P1">W obecnych czasach bardzo wzrasta znaczenie sprzedaży internetowej. Sprzedaż internetowa pozwala na zastosowanie wyrafinowanych metod analitycznych <text:span text:style-name="T1">ponieważ cały proces zakupowy </text:span><text:soft-page-break/><text:span text:style-name="T1">odbywa się w świecie wirtualnym i wszystkie </text:span><text:span text:style-name="T2">instancje jakie pojawiły się </text:span><text:span text:style-name="T1"><text:s/></text:span><text:span text:style-name="T2">w </text:span><text:span text:style-name="T1">proces</text:span><text:span text:style-name="T2">ie zakupowym</text:span><text:span text:style-name="T1"> są rejestrowane</text:span>. Metody te w istotny sposób mogą zwiększyć wielkość sprzedaży lub pomagać w utrzymaniu lojalności klientów. Konieczne jest nie tylko wykorzystanie nowoczesnych narzędzi <text:span text:style-name="T1">analitycznych z zakresu </text:span>data science ale również, a może przede wszystkim posiadanie odpowiedniej architektury zbierania i przechowywania danych <text:span text:style-name="T1">związanych z procesem zakupowy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i" svg:font-family="Ani" style:font-pitch="variable"/>
    <style:font-face style:name="Bitstream Vera Serif" svg:font-family="'Bitstream Vera Serif'" style:font-family-generic="roman"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mmi10" svg:font-family="cmmi10" style:font-pitch="variable"/>
    <style:font-face style:name="eufm10" svg:font-family="eufm10"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4:49:41.079948519</meta:creation-date>
    <dc:date>2023-05-12T15:37:26.677879964</dc:date>
    <meta:editing-duration>PT47M45S</meta:editing-duration>
    <meta:editing-cycles>3</meta:editing-cycles>
    <meta:generator>LibreOffice/7.4.3.2$Linux_X86_64 LibreOffice_project/1048a8393ae2eeec98dff31b5c133c5f1d08b890</meta:generator>
    <meta:document-statistic meta:table-count="0" meta:image-count="0" meta:object-count="0" meta:page-count="3" meta:paragraph-count="22" meta:word-count="971" meta:character-count="7393" meta:non-whitespace-character-count="6433"/>
  </office:meta>
</office:document-meta>
</file>